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FTA_5f_PROCESSE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FTA_PROCESSE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Vol.</text:p>
          </table:table-cell>
          <table:table-cell table:style-name="ce1" office:value-type="string" calcext:value-type="string">
            <text:p>Change 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1-01" calcext:value-type="date">
            <text:p>January <text:s/>2006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1.48M</text:p>
          </table:table-cell>
          <table:table-cell table:style-name="ce4" office:value-type="percentage" office:value="0.5012" calcext:value-type="percentage">
            <text:p>50.1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2-01" calcext:value-type="date">
            <text:p>February <text:s/>2006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string" calcext:value-type="string">
            <text:p>785.17K</text:p>
          </table:table-cell>
          <table:table-cell table:style-name="ce4" office:value-type="percentage" office:value="-0.0243" calcext:value-type="percentage">
            <text:p>-2.43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3-01" calcext:value-type="date">
            <text:p>March <text:s/>2006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217.28K</text:p>
          </table:table-cell>
          <table:table-cell table:style-name="ce4" office:value-type="percentage" office:value="-0.0747" calcext:value-type="percentage">
            <text:p>-7.4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4-01" calcext:value-type="date">
            <text:p>April <text:s/>2006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string" calcext:value-type="string">
            <text:p>208.86K</text:p>
          </table:table-cell>
          <table:table-cell table:style-name="ce4" office:value-type="percentage" office:value="0.0924" calcext:value-type="percentage">
            <text:p>9.2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5-01" calcext:value-type="date">
            <text:p>May <text:s/>2006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341.67K</text:p>
          </table:table-cell>
          <table:table-cell table:style-name="ce4" office:value-type="percentage" office:value="-0.0231" calcext:value-type="percentage">
            <text:p>-2.3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6-01" calcext:value-type="date">
            <text:p>June <text:s/>200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156.85K</text:p>
          </table:table-cell>
          <table:table-cell table:style-name="ce4" office:value-type="percentage" office:value="-0.0016" calcext:value-type="percentage">
            <text:p>-0.1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7-01" calcext:value-type="date">
            <text:p>July <text:s/>2006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string" calcext:value-type="string">
            <text:p>663.43K</text:p>
          </table:table-cell>
          <table:table-cell table:style-name="ce4" office:value-type="percentage" office:value="0.0599" calcext:value-type="percentage">
            <text:p>5.9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8-01" calcext:value-type="date">
            <text:p>August <text:s/>2006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451.68K</text:p>
          </table:table-cell>
          <table:table-cell table:style-name="ce4" office:value-type="percentage" office:value="-0.0104" calcext:value-type="percentage">
            <text:p>-1.0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9-01" calcext:value-type="date">
            <text:p>September <text:s/>2006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string" calcext:value-type="string">
            <text:p>1.26M</text:p>
          </table:table-cell>
          <table:table-cell table:style-name="ce4" office:value-type="percentage" office:value="0.2075" calcext:value-type="percentage">
            <text:p>20.7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0-01" calcext:value-type="date">
            <text:p>October <text:s/>2006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string" calcext:value-type="string">
            <text:p>1.26M</text:p>
          </table:table-cell>
          <table:table-cell table:style-name="ce4" office:value-type="percentage" office:value="0.1936" calcext:value-type="percentage">
            <text:p>19.3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1-01" calcext:value-type="date">
            <text:p>November <text:s/>2006</text:p>
          </table:table-cell>
          <table:table-cell table:style-name="ce3" office:value-type="float" office:value="1092" calcext:value-type="float">
            <text:p>1,092</text:p>
          </table:table-cell>
          <table:table-cell table:style-name="ce1" office:value-type="float" office:value="903" calcext:value-type="float">
            <text:p>903</text:p>
          </table:table-cell>
          <table:table-cell table:style-name="ce3" office:value-type="float" office:value="1116" calcext:value-type="float">
            <text:p>1,116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string" calcext:value-type="string">
            <text:p>865.90K</text:p>
          </table:table-cell>
          <table:table-cell table:style-name="ce4" office:value-type="percentage" office:value="0.2102" calcext:value-type="percentage">
            <text:p>21.0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2-01" calcext:value-type="date">
            <text:p>December <text:s/>2006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048" calcext:value-type="float">
            <text:p>1,048</text:p>
          </table:table-cell>
          <table:table-cell table:style-name="ce1" office:value-type="string" calcext:value-type="string">
            <text:p>1.69M</text:p>
          </table:table-cell>
          <table:table-cell table:style-name="ce4" office:value-type="percentage" office:value="0.1379" calcext:value-type="percentage">
            <text:p>13.7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1-01" calcext:value-type="date">
            <text:p>January <text:s/>2007</text:p>
          </table:table-cell>
          <table:table-cell table:style-name="ce3" office:value-type="float" office:value="1169" calcext:value-type="float">
            <text:p>1,169</text:p>
          </table:table-cell>
          <table:table-cell table:number-columns-repeated="2" table:style-name="ce3" office:value-type="float" office:value="1243" calcext:value-type="float">
            <text:p>1,243</text:p>
          </table:table-cell>
          <table:table-cell table:style-name="ce3" office:value-type="float" office:value="1111" calcext:value-type="float">
            <text:p>1,111</text:p>
          </table:table-cell>
          <table:table-cell table:style-name="ce1" office:value-type="string" calcext:value-type="string">
            <text:p>790.20K</text:p>
          </table:table-cell>
          <table:table-cell table:style-name="ce4" office:value-type="percentage" office:value="-0.0599" calcext:value-type="percentage">
            <text:p>-5.9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2-01" calcext:value-type="date">
            <text:p>February <text:s/>2007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1022" calcext:value-type="float">
            <text:p>1,022</text:p>
          </table:table-cell>
          <table:table-cell table:style-name="ce1" office:value-type="string" calcext:value-type="string">
            <text:p>686.95K</text:p>
          </table:table-cell>
          <table:table-cell table:style-name="ce4" office:value-type="percentage" office:value="-0.0584" calcext:value-type="percentage">
            <text:p>-5.8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3-01" calcext:value-type="date">
            <text:p>March <text:s/>2007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108" calcext:value-type="float">
            <text:p>1,108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547.55K</text:p>
          </table:table-cell>
          <table:table-cell table:style-name="ce4" office:value-type="percentage" office:value="-0.0291" calcext:value-type="percentage">
            <text:p>-2.9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4-01" calcext:value-type="date">
            <text:p>April <text:s/>2007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015" calcext:value-type="float">
            <text:p>1,015</text:p>
          </table:table-cell>
          <table:table-cell table:style-name="ce1" office:value-type="string" calcext:value-type="string">
            <text:p>435.08K</text:p>
          </table:table-cell>
          <table:table-cell table:style-name="ce4" office:value-type="percentage" office:value="0.1794" calcext:value-type="percentage">
            <text:p>17.9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5-01" calcext:value-type="date">
            <text:p>May <text:s/>2007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1134" calcext:value-type="float">
            <text:p>1,134</text:p>
          </table:table-cell>
          <table:table-cell table:style-name="ce1" office:value-type="string" calcext:value-type="string">
            <text:p>410.81K</text:p>
          </table:table-cell>
          <table:table-cell table:style-name="ce4" office:value-type="percentage" office:value="0.0277" calcext:value-type="percentage">
            <text:p>2.7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6-01" calcext:value-type="date">
            <text:p>June <text:s/>200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1322" calcext:value-type="float">
            <text:p>1,322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string" calcext:value-type="string">
            <text:p>914.60K</text:p>
          </table:table-cell>
          <table:table-cell table:style-name="ce4" office:value-type="percentage" office:value="-0.1709" calcext:value-type="percentage">
            <text:p>-17.0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7-01" calcext:value-type="date">
            <text:p>July <text:s/>2007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1052" calcext:value-type="float">
            <text:p>1,052</text:p>
          </table:table-cell>
          <table:table-cell table:style-name="ce1" office:value-type="string" calcext:value-type="string">
            <text:p>1.09M</text:p>
          </table:table-cell>
          <table:table-cell table:style-name="ce4" office:value-type="percentage" office:value="0.218" calcext:value-type="percentage">
            <text:p>21.8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8-01" calcext:value-type="date">
            <text:p>August <text:s/>2007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1159" calcext:value-type="float">
            <text:p>1,159</text:p>
          </table:table-cell>
          <table:table-cell table:style-name="ce1" office:value-type="string" calcext:value-type="string">
            <text:p>182.34K</text:p>
          </table:table-cell>
          <table:table-cell table:style-name="ce4" office:value-type="percentage" office:value="-0.0299" calcext:value-type="percentage">
            <text:p>-2.9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9-01" calcext:value-type="date">
            <text:p>September <text:s/>2007</text:p>
          </table:table-cell>
          <table:table-cell table:style-name="ce3" office:value-type="float" office:value="1192" calcext:value-type="float">
            <text:p>1,192</text:p>
          </table:table-cell>
          <table:table-cell table:number-columns-repeated="2" table:style-name="ce3" office:value-type="float" office:value="1271" calcext:value-type="float">
            <text:p>1,271</text:p>
          </table:table-cell>
          <table:table-cell table:style-name="ce3" office:value-type="float" office:value="1160" calcext:value-type="float">
            <text:p>1,160</text:p>
          </table:table-cell>
          <table:table-cell table:style-name="ce1" office:value-type="string" calcext:value-type="string">
            <text:p>147.30K</text:p>
          </table:table-cell>
          <table:table-cell table:style-name="ce4" office:value-type="percentage" office:value="-0.0601" calcext:value-type="percentage">
            <text:p>-6.0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0-01" calcext:value-type="date">
            <text:p>October <text:s/>2007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1153" calcext:value-type="float">
            <text:p>1,153</text:p>
          </table:table-cell>
          <table:table-cell table:style-name="ce1" office:value-type="string" calcext:value-type="string">
            <text:p>1.88M</text:p>
          </table:table-cell>
          <table:table-cell table:style-name="ce4" office:value-type="percentage" office:value="0.0861" calcext:value-type="percentage">
            <text:p>8.6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1-01" calcext:value-type="date">
            <text:p>November <text:s/>2007</text:p>
          </table:table-cell>
          <table:table-cell table:style-name="ce3" office:value-type="float" office:value="1131" calcext:value-type="float">
            <text:p>1,131</text:p>
          </table:table-cell>
          <table:table-cell table:number-columns-repeated="2" table:style-name="ce3" office:value-type="float" office:value="1309" calcext:value-type="float">
            <text:p>1,309</text:p>
          </table:table-cell>
          <table:table-cell table:style-name="ce3" office:value-type="float" office:value="1060" calcext:value-type="float">
            <text:p>1,060</text:p>
          </table:table-cell>
          <table:table-cell table:style-name="ce1" office:value-type="string" calcext:value-type="string">
            <text:p>361.27K</text:p>
          </table:table-cell>
          <table:table-cell table:style-name="ce4" office:value-type="percentage" office:value="-0.1262" calcext:value-type="percentage">
            <text:p>-12.6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2-01" calcext:value-type="date">
            <text:p>December <text:s/>2007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219" calcext:value-type="float">
            <text:p>1,219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string" calcext:value-type="string">
            <text:p>1.09M</text:p>
          </table:table-cell>
          <table:table-cell table:style-name="ce4" office:value-type="percentage" office:value="-0.0845" calcext:value-type="percentage">
            <text:p>-8.4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1-01" calcext:value-type="date">
            <text:p>January <text:s/>2008</text:p>
          </table:table-cell>
          <table:table-cell table:style-name="ce1" office:value-type="float" office:value="749" calcext:value-type="float">
            <text:p>749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1092" calcext:value-type="float">
            <text:p>1,092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string" calcext:value-type="string">
            <text:p>3.87M</text:p>
          </table:table-cell>
          <table:table-cell table:style-name="ce4" office:value-type="percentage" office:value="-0.2773" calcext:value-type="percentage">
            <text:p>-27.73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2-01" calcext:value-type="date">
            <text:p>February <text:s/>2008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string" calcext:value-type="string">
            <text:p>540.66K</text:p>
          </table:table-cell>
          <table:table-cell table:style-name="ce4" office:value-type="percentage" office:value="0.156" calcext:value-type="percentage">
            <text:p>15.6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3-01" calcext:value-type="date">
            <text:p>March <text:s/>2008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1.49M</text:p>
          </table:table-cell>
          <table:table-cell table:style-name="ce4" office:value-type="percentage" office:value="-0.0315" calcext:value-type="percentage">
            <text:p>-3.1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4-01" calcext:value-type="date">
            <text:p>April <text:s/>2008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270.91K</text:p>
          </table:table-cell>
          <table:table-cell table:style-name="ce4" office:value-type="percentage" office:value="0.0579" calcext:value-type="percentage">
            <text:p>5.7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5-01" calcext:value-type="date">
            <text:p>May <text:s/>2008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573.66K</text:p>
          </table:table-cell>
          <table:table-cell table:style-name="ce4" office:value-type="percentage" office:value="-0.0473" calcext:value-type="percentage">
            <text:p>-4.73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6-01" calcext:value-type="date">
            <text:p>June <text:s/>2008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string" calcext:value-type="string">
            <text:p>456.99K</text:p>
          </table:table-cell>
          <table:table-cell table:style-name="ce4" office:value-type="percentage" office:value="-0.2341" calcext:value-type="percentage">
            <text:p>-23.4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7-01" calcext:value-type="date">
            <text:p>July <text:s/>2008</text:p>
          </table:table-cell>
          <table:table-cell table:style-name="ce1" office:value-type="float" office:value="640" calcext:value-type="float">
            <text:p>640</text:p>
          </table:table-cell>
          <table:table-cell table:number-columns-repeated="2" table:style-name="ce1" office:value-type="float" office:value="682" calcext:value-type="float">
            <text:p>682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971.13K</text:p>
          </table:table-cell>
          <table:table-cell table:style-name="ce4" office:value-type="percentage" office:value="-0.0102" calcext:value-type="percentage">
            <text:p>-1.0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8-01" calcext:value-type="date">
            <text:p>August <text:s/>2008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string" calcext:value-type="string">
            <text:p>142.99K</text:p>
          </table:table-cell>
          <table:table-cell table:style-name="ce4" office:value-type="percentage" office:value="-0.0441" calcext:value-type="percentage">
            <text:p>-4.4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9-01" calcext:value-type="date">
            <text:p>September <text:s/>2008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779.49K</text:p>
          </table:table-cell>
          <table:table-cell table:style-name="ce4" office:value-type="percentage" office:value="-0.1838" calcext:value-type="percentage">
            <text:p>-18.3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0-01" calcext:value-type="date">
            <text:p>October <text:s/>2008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225.41K</text:p>
          </table:table-cell>
          <table:table-cell table:style-name="ce4" office:value-type="percentage" office:value="-0.3006" calcext:value-type="percentage">
            <text:p>-30.0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1-01" calcext:value-type="date">
            <text:p>November <text:s/>2008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198.46K</text:p>
          </table:table-cell>
          <table:table-cell table:style-name="ce4" office:value-type="percentage" office:value="-0.2076" calcext:value-type="percentage">
            <text:p>-20.7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2-01" calcext:value-type="date">
            <text:p>December <text:s/>2008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3.07M</text:p>
          </table:table-cell>
          <table:table-cell table:style-name="ce4" office:value-type="percentage" office:value="-0.2347" calcext:value-type="percentage">
            <text:p>-23.4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1-01" calcext:value-type="date">
            <text:p>January <text:s/>2009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10.98M</text:p>
          </table:table-cell>
          <table:table-cell table:style-name="ce4" office:value-type="percentage" office:value="1.6805" calcext:value-type="percentage">
            <text:p>168.0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2-01" calcext:value-type="date">
            <text:p>February <text:s/>2009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string" calcext:value-type="string">
            <text:p>6.93M</text:p>
          </table:table-cell>
          <table:table-cell table:style-name="ce4" office:value-type="percentage" office:value="0.0641" calcext:value-type="percentage">
            <text:p>6.4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3-01" calcext:value-type="date">
            <text:p>March <text:s/>2009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string" calcext:value-type="string">
            <text:p>1.06M</text:p>
          </table:table-cell>
          <table:table-cell table:style-name="ce4" office:value-type="percentage" office:value="0.0326" calcext:value-type="percentage">
            <text:p>3.2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4-01" calcext:value-type="date">
            <text:p>April <text:s/>2009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1.13M</text:p>
          </table:table-cell>
          <table:table-cell table:style-name="ce4" office:value-type="percentage" office:value="0.0408" calcext:value-type="percentage">
            <text:p>4.0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5-01" calcext:value-type="date">
            <text:p>May <text:s/>2009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string" calcext:value-type="string">
            <text:p>1.27M</text:p>
          </table:table-cell>
          <table:table-cell table:style-name="ce4" office:value-type="percentage" office:value="0.3704" calcext:value-type="percentage">
            <text:p>37.0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6-01" calcext:value-type="date">
            <text:p>June <text:s/>2009</text:p>
          </table:table-cell>
          <table:table-cell table:style-name="ce3" office:value-type="float" office:value="1084" calcext:value-type="float">
            <text:p>1,084</text:p>
          </table:table-cell>
          <table:table-cell table:style-name="ce1" office:value-type="float" office:value="934" calcext:value-type="float">
            <text:p>934</text:p>
          </table:table-cell>
          <table:table-cell table:style-name="ce3" office:value-type="float" office:value="1225" calcext:value-type="float">
            <text:p>1,225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string" calcext:value-type="string">
            <text:p>3.11M</text:p>
          </table:table-cell>
          <table:table-cell table:style-name="ce4" office:value-type="percentage" office:value="0.2175" calcext:value-type="percentage">
            <text:p>21.7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7-01" calcext:value-type="date">
            <text:p>July <text:s/>2009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120" calcext:value-type="float">
            <text:p>1,120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string" calcext:value-type="string">
            <text:p>5.63M</text:p>
          </table:table-cell>
          <table:table-cell table:style-name="ce4" office:value-type="percentage" office:value="-0.0607" calcext:value-type="percentage">
            <text:p>-6.0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8-01" calcext:value-type="date">
            <text:p>August <text:s/>2009</text:p>
          </table:table-cell>
          <table:table-cell table:style-name="ce1" office:value-type="float" office:value="876" calcext:value-type="float">
            <text:p>876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086" calcext:value-type="float">
            <text:p>1,086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string" calcext:value-type="string">
            <text:p>2.70M</text:p>
          </table:table-cell>
          <table:table-cell table:style-name="ce4" office:value-type="percentage" office:value="-0.1395" calcext:value-type="percentage">
            <text:p>-13.9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9-01" calcext:value-type="date">
            <text:p>September <text:s/>2009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898" calcext:value-type="float">
            <text:p>898</text:p>
          </table:table-cell>
          <table:table-cell table:style-name="ce3" office:value-type="float" office:value="1004" calcext:value-type="float">
            <text:p>1,004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string" calcext:value-type="string">
            <text:p>3.45M</text:p>
          </table:table-cell>
          <table:table-cell table:style-name="ce4" office:value-type="percentage" office:value="0.0647" calcext:value-type="percentage">
            <text:p>6.4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0-01" calcext:value-type="date">
            <text:p>October <text:s/>2009</text:p>
          </table:table-cell>
          <table:table-cell table:style-name="ce3" office:value-type="float" office:value="1118" calcext:value-type="float">
            <text:p>1,118</text:p>
          </table:table-cell>
          <table:table-cell table:style-name="ce1" office:value-type="float" office:value="949" calcext:value-type="float">
            <text:p>949</text:p>
          </table:table-cell>
          <table:table-cell table:style-name="ce3" office:value-type="float" office:value="1249" calcext:value-type="float">
            <text:p>1,249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string" calcext:value-type="string">
            <text:p>6.45M</text:p>
          </table:table-cell>
          <table:table-cell table:style-name="ce4" office:value-type="percentage" office:value="0.1991" calcext:value-type="percentage">
            <text:p>19.9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1-01" calcext:value-type="date">
            <text:p>November <text:s/>2009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024" calcext:value-type="float">
            <text:p>1,024</text:p>
          </table:table-cell>
          <table:table-cell table:style-name="ce1" office:value-type="string" calcext:value-type="string">
            <text:p>2.46M</text:p>
          </table:table-cell>
          <table:table-cell table:style-name="ce4" office:value-type="percentage" office:value="0.0276" calcext:value-type="percentage">
            <text:p>2.7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2-01" calcext:value-type="date">
            <text:p>December <text:s/>2009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030" calcext:value-type="float">
            <text:p>1,030</text:p>
          </table:table-cell>
          <table:table-cell table:style-name="ce1" office:value-type="string" calcext:value-type="string">
            <text:p>4.46M</text:p>
          </table:table-cell>
          <table:table-cell table:style-name="ce4" office:value-type="percentage" office:value="0.029" calcext:value-type="percentage">
            <text:p>2.9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1-01" calcext:value-type="date">
            <text:p>January <text:s/>201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1207" calcext:value-type="float">
            <text:p>1,207</text:p>
          </table:table-cell>
          <table:table-cell table:style-name="ce1" office:value-type="string" calcext:value-type="string">
            <text:p>10.10M</text:p>
          </table:table-cell>
          <table:table-cell table:style-name="ce4" office:value-type="percentage" office:value="0.238" calcext:value-type="percentage">
            <text:p>23.8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2-01" calcext:value-type="date">
            <text:p>February <text:s/>2010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1349" calcext:value-type="float">
            <text:p>1,349</text:p>
          </table:table-cell>
          <table:table-cell table:style-name="ce1" office:value-type="string" calcext:value-type="string">
            <text:p>2.73M</text:p>
          </table:table-cell>
          <table:table-cell table:style-name="ce4" office:value-type="percentage" office:value="-0.0489" calcext:value-type="percentage">
            <text:p>-4.8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3-01" calcext:value-type="date">
            <text:p>March <text:s/>2010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1328" calcext:value-type="float">
            <text:p>1,328</text:p>
          </table:table-cell>
          <table:table-cell table:style-name="ce1" office:value-type="string" calcext:value-type="string">
            <text:p>3.14M</text:p>
          </table:table-cell>
          <table:table-cell table:style-name="ce4" office:value-type="percentage" office:value="-0.0461" calcext:value-type="percentage">
            <text:p>-4.6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4-01" calcext:value-type="date">
            <text:p>April <text:s/>2010</text:p>
          </table:table-cell>
          <table:table-cell table:number-columns-repeated="2" table:style-name="ce3" office:value-type="float" office:value="1332" calcext:value-type="float">
            <text:p>1,332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1284" calcext:value-type="float">
            <text:p>1,284</text:p>
          </table:table-cell>
          <table:table-cell table:style-name="ce1" office:value-type="string" calcext:value-type="string">
            <text:p>2.29M</text:p>
          </table:table-cell>
          <table:table-cell table:style-name="ce4" office:value-type="percentage" office:value="0.0031" calcext:value-type="percentage">
            <text:p>0.3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5-01" calcext:value-type="date">
            <text:p>May <text:s/>201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1026" calcext:value-type="float">
            <text:p>1,026</text:p>
          </table:table-cell>
          <table:table-cell table:style-name="ce1" office:value-type="string" calcext:value-type="string">
            <text:p>2.84M</text:p>
          </table:table-cell>
          <table:table-cell table:style-name="ce4" office:value-type="percentage" office:value="-0.1512" calcext:value-type="percentage">
            <text:p>-15.1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6-01" calcext:value-type="date">
            <text:p>June <text:s/>2010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1063" calcext:value-type="float">
            <text:p>1,063</text:p>
          </table:table-cell>
          <table:table-cell table:style-name="ce1" office:value-type="string" calcext:value-type="string">
            <text:p>5.38M</text:p>
          </table:table-cell>
          <table:table-cell table:style-name="ce4" office:value-type="percentage" office:value="0.0751" calcext:value-type="percentage">
            <text:p>7.5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7-01" calcext:value-type="date">
            <text:p>July <text:s/>2010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152" calcext:value-type="float">
            <text:p>1,152</text:p>
          </table:table-cell>
          <table:table-cell table:style-name="ce1" office:value-type="string" calcext:value-type="string">
            <text:p>1.07M</text:p>
          </table:table-cell>
          <table:table-cell table:style-name="ce4" office:value-type="percentage" office:value="-0.0089" calcext:value-type="percentage">
            <text:p>-0.8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8-01" calcext:value-type="date">
            <text:p>August <text:s/>201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1121" calcext:value-type="float">
            <text:p>1,121</text:p>
          </table:table-cell>
          <table:table-cell table:style-name="ce1" office:value-type="string" calcext:value-type="string">
            <text:p>2.18M</text:p>
          </table:table-cell>
          <table:table-cell table:style-name="ce4" office:value-type="percentage" office:value="-0.0359" calcext:value-type="percentage">
            <text:p>-3.5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9-01" calcext:value-type="date">
            <text:p>September <text:s/>201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1162" calcext:value-type="float">
            <text:p>1,162</text:p>
          </table:table-cell>
          <table:table-cell table:style-name="ce1" office:value-type="string" calcext:value-type="string">
            <text:p>1.90M</text:p>
          </table:table-cell>
          <table:table-cell table:style-name="ce4" office:value-type="percentage" office:value="0.2335" calcext:value-type="percentage">
            <text:p>23.3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0-01" calcext:value-type="date">
            <text:p>October <text:s/>201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1321" calcext:value-type="float">
            <text:p>1,321</text:p>
          </table:table-cell>
          <table:table-cell table:style-name="ce1" office:value-type="string" calcext:value-type="string">
            <text:p>4.32M</text:p>
          </table:table-cell>
          <table:table-cell table:style-name="ce4" office:value-type="percentage" office:value="0.147" calcext:value-type="percentage">
            <text:p>14.7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1-01" calcext:value-type="date">
            <text:p>November <text:s/>201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1333" calcext:value-type="float">
            <text:p>1,333</text:p>
          </table:table-cell>
          <table:table-cell table:style-name="ce1" office:value-type="string" calcext:value-type="string">
            <text:p>5.00M</text:p>
          </table:table-cell>
          <table:table-cell table:style-name="ce4" office:value-type="percentage" office:value="-0.1281" calcext:value-type="percentage">
            <text:p>-12.8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2-01" calcext:value-type="date">
            <text:p>December <text:s/>201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1320" calcext:value-type="float">
            <text:p>1,320</text:p>
          </table:table-cell>
          <table:table-cell table:style-name="ce1" office:value-type="string" calcext:value-type="string">
            <text:p>2.33M</text:p>
          </table:table-cell>
          <table:table-cell table:style-name="ce4" office:value-type="percentage" office:value="-0.0244" calcext:value-type="percentage">
            <text:p>-2.4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1-01" calcext:value-type="date">
            <text:p>January <text:s/>2011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1213" calcext:value-type="float">
            <text:p>1,213</text:p>
          </table:table-cell>
          <table:table-cell table:style-name="ce1" office:value-type="string" calcext:value-type="string">
            <text:p>4.04M</text:p>
          </table:table-cell>
          <table:table-cell table:style-name="ce4" office:value-type="percentage" office:value="-0.1092" calcext:value-type="percentage">
            <text:p>-10.9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2-01" calcext:value-type="date">
            <text:p>February <text:s/>2011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1222" calcext:value-type="float">
            <text:p>1,222</text:p>
          </table:table-cell>
          <table:table-cell table:style-name="ce1" office:value-type="string" calcext:value-type="string">
            <text:p>2.06M</text:p>
          </table:table-cell>
          <table:table-cell table:style-name="ce4" office:value-type="percentage" office:value="0.0428" calcext:value-type="percentage">
            <text:p>4.2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3-01" calcext:value-type="date">
            <text:p>March <text:s/>2011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198" calcext:value-type="float">
            <text:p>1,198</text:p>
          </table:table-cell>
          <table:table-cell table:style-name="ce1" office:value-type="string" calcext:value-type="string">
            <text:p>1.72M</text:p>
          </table:table-cell>
          <table:table-cell table:style-name="ce4" office:value-type="percentage" office:value="-0.0439" calcext:value-type="percentage">
            <text:p>-4.3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4-01" calcext:value-type="date">
            <text:p>April <text:s/>2011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223" calcext:value-type="float">
            <text:p>1,223</text:p>
          </table:table-cell>
          <table:table-cell table:style-name="ce1" office:value-type="string" calcext:value-type="string">
            <text:p>2.87M</text:p>
          </table:table-cell>
          <table:table-cell table:style-name="ce4" office:value-type="percentage" office:value="0.0467" calcext:value-type="percentage">
            <text:p>4.6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5-01" calcext:value-type="date">
            <text:p>May <text:s/>2011</text:p>
          </table:table-cell>
          <table:table-cell table:style-name="ce3" office:value-type="float" office:value="1151" calcext:value-type="float">
            <text:p>1,151</text:p>
          </table:table-cell>
          <table:table-cell table:number-columns-repeated="2" table:style-name="ce3" office:value-type="float" office:value="1315" calcext:value-type="float">
            <text:p>1,315</text:p>
          </table:table-cell>
          <table:table-cell table:style-name="ce3" office:value-type="float" office:value="1076" calcext:value-type="float">
            <text:p>1,076</text:p>
          </table:table-cell>
          <table:table-cell table:style-name="ce1" office:value-type="string" calcext:value-type="string">
            <text:p>853.25K</text:p>
          </table:table-cell>
          <table:table-cell table:style-name="ce4" office:value-type="percentage" office:value="-0.1139" calcext:value-type="percentage">
            <text:p>-11.3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6-01" calcext:value-type="date">
            <text:p>June <text:s/>2011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031" calcext:value-type="float">
            <text:p>1,031</text:p>
          </table:table-cell>
          <table:table-cell table:style-name="ce1" office:value-type="string" calcext:value-type="string">
            <text:p>1.05M</text:p>
          </table:table-cell>
          <table:table-cell table:style-name="ce4" office:value-type="percentage" office:value="-0.0535" calcext:value-type="percentage">
            <text:p>-5.3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7-01" calcext:value-type="date">
            <text:p>July <text:s/>2011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1041" calcext:value-type="float">
            <text:p>1,041</text:p>
          </table:table-cell>
          <table:table-cell table:style-name="ce1" office:value-type="string" calcext:value-type="string">
            <text:p>865.51K</text:p>
          </table:table-cell>
          <table:table-cell table:style-name="ce4" office:value-type="percentage" office:value="-0.0245" calcext:value-type="percentage">
            <text:p>-2.4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8-01" calcext:value-type="date">
            <text:p>August <text:s/>2011</text:p>
          </table:table-cell>
          <table:table-cell table:style-name="ce1" office:value-type="float" office:value="923" calcext:value-type="float">
            <text:p>923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103" calcext:value-type="float">
            <text:p>1,103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string" calcext:value-type="string">
            <text:p>1.05M</text:p>
          </table:table-cell>
          <table:table-cell table:style-name="ce4" office:value-type="percentage" office:value="-0.1315" calcext:value-type="percentage">
            <text:p>-13.1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9-01" calcext:value-type="date">
            <text:p>September <text:s/>2011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string" calcext:value-type="string">
            <text:p>1.09M</text:p>
          </table:table-cell>
          <table:table-cell table:style-name="ce4" office:value-type="percentage" office:value="-0.0342" calcext:value-type="percentage">
            <text:p>-3.4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0-01" calcext:value-type="date">
            <text:p>October <text:s/>2011</text:p>
          </table:table-cell>
          <table:table-cell table:style-name="ce3" office:value-type="float" office:value="1093" calcext:value-type="float">
            <text:p>1,093</text:p>
          </table:table-cell>
          <table:table-cell table:style-name="ce1" office:value-type="float" office:value="892" calcext:value-type="float">
            <text:p>892</text:p>
          </table:table-cell>
          <table:table-cell table:style-name="ce3" office:value-type="float" office:value="1150" calcext:value-type="float">
            <text:p>1,15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string" calcext:value-type="string">
            <text:p>1.10M</text:p>
          </table:table-cell>
          <table:table-cell table:style-name="ce4" office:value-type="percentage" office:value="0.2262" calcext:value-type="percentage">
            <text:p>22.6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1-01" calcext:value-type="date">
            <text:p>November <text:s/>2011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1252" calcext:value-type="float">
            <text:p>1,252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string" calcext:value-type="string">
            <text:p>1.48M</text:p>
          </table:table-cell>
          <table:table-cell table:style-name="ce4" office:value-type="percentage" office:value="0.0252" calcext:value-type="percentage">
            <text:p>2.5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2-01" calcext:value-type="date">
            <text:p>December <text:s/>2011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1002" calcext:value-type="float">
            <text:p>1,002</text:p>
          </table:table-cell>
          <table:table-cell table:style-name="ce1" office:value-type="string" calcext:value-type="string">
            <text:p>2.42M</text:p>
          </table:table-cell>
          <table:table-cell table:style-name="ce4" office:value-type="percentage" office:value="-0.0763" calcext:value-type="percentage">
            <text:p>-7.63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1-01" calcext:value-type="date">
            <text:p>January <text:s/>2012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040" calcext:value-type="float">
            <text:p>1,040</text:p>
          </table:table-cell>
          <table:table-cell table:style-name="ce1" office:value-type="string" calcext:value-type="string">
            <text:p>1.13M</text:p>
          </table:table-cell>
          <table:table-cell table:style-name="ce4" office:value-type="percentage" office:value="0.1918" calcext:value-type="percentage">
            <text:p>19.1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2-01" calcext:value-type="date">
            <text:p>February <text:s/>2012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195" calcext:value-type="float">
            <text:p>1,195</text:p>
          </table:table-cell>
          <table:table-cell table:style-name="ce1" office:value-type="string" calcext:value-type="string">
            <text:p>1.20M</text:p>
          </table:table-cell>
          <table:table-cell table:style-name="ce4" office:value-type="percentage" office:value="0.0142" calcext:value-type="percentage">
            <text:p>1.4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3-01" calcext:value-type="date">
            <text:p>March <text:s/>2012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159" calcext:value-type="float">
            <text:p>1,159</text:p>
          </table:table-cell>
          <table:table-cell table:style-name="ce1" office:value-type="string" calcext:value-type="string">
            <text:p>1.75M</text:p>
          </table:table-cell>
          <table:table-cell table:style-name="ce4" office:value-type="percentage" office:value="0.0478" calcext:value-type="percentage">
            <text:p>4.7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4-01" calcext:value-type="date">
            <text:p>April <text:s/>2012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1322" calcext:value-type="float">
            <text:p>1,322</text:p>
          </table:table-cell>
          <table:table-cell table:style-name="ce1" office:value-type="string" calcext:value-type="string">
            <text:p>693.89K</text:p>
          </table:table-cell>
          <table:table-cell table:style-name="ce4" office:value-type="percentage" office:value="0.0659" calcext:value-type="percentage">
            <text:p>6.5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5-01" calcext:value-type="date">
            <text:p>May <text:s/>2012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1227" calcext:value-type="float">
            <text:p>1,227</text:p>
          </table:table-cell>
          <table:table-cell table:style-name="ce1" office:value-type="string" calcext:value-type="string">
            <text:p>2.49M</text:p>
          </table:table-cell>
          <table:table-cell table:style-name="ce4" office:value-type="percentage" office:value="-0.1072" calcext:value-type="percentage">
            <text:p>-10.7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6-01" calcext:value-type="date">
            <text:p>June <text:s/>2012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1200" calcext:value-type="float">
            <text:p>1,200</text:p>
          </table:table-cell>
          <table:table-cell table:style-name="ce1" office:value-type="string" calcext:value-type="string">
            <text:p>606.82K</text:p>
          </table:table-cell>
          <table:table-cell table:style-name="ce4" office:value-type="percentage" office:value="-0.0369" calcext:value-type="percentage">
            <text:p>-3.6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7-01" calcext:value-type="date">
            <text:p>July <text:s/>2012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1185" calcext:value-type="float">
            <text:p>1,185</text:p>
          </table:table-cell>
          <table:table-cell table:style-name="ce1" office:value-type="string" calcext:value-type="string">
            <text:p>1.28M</text:p>
          </table:table-cell>
          <table:table-cell table:style-name="ce4" office:value-type="percentage" office:value="0.0241" calcext:value-type="percentage">
            <text:p>2.4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8-01" calcext:value-type="date">
            <text:p>August <text:s/>2012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1161" calcext:value-type="float">
            <text:p>1,161</text:p>
          </table:table-cell>
          <table:table-cell table:style-name="ce1" office:value-type="string" calcext:value-type="string">
            <text:p>652.59K</text:p>
          </table:table-cell>
          <table:table-cell table:style-name="ce4" office:value-type="percentage" office:value="0.0431" calcext:value-type="percentage">
            <text:p>4.3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9-01" calcext:value-type="date">
            <text:p>September <text:s/>2012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1187" calcext:value-type="float">
            <text:p>1,187</text:p>
          </table:table-cell>
          <table:table-cell table:style-name="ce1" office:value-type="string" calcext:value-type="string">
            <text:p>876.72K</text:p>
          </table:table-cell>
          <table:table-cell table:style-name="ce4" office:value-type="percentage" office:value="0.0919" calcext:value-type="percentage">
            <text:p>9.1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0-01" calcext:value-type="date">
            <text:p>October <text:s/>2012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1385" calcext:value-type="float">
            <text:p>1,385</text:p>
          </table:table-cell>
          <table:table-cell table:style-name="ce1" office:value-type="string" calcext:value-type="string">
            <text:p>569.57K</text:p>
          </table:table-cell>
          <table:table-cell table:style-name="ce4" office:value-type="percentage" office:value="0.0642" calcext:value-type="percentage">
            <text:p>6.4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1-01" calcext:value-type="date">
            <text:p>November <text:s/>2012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1387" calcext:value-type="float">
            <text:p>1,387</text:p>
          </table:table-cell>
          <table:table-cell table:style-name="ce1" office:value-type="string" calcext:value-type="string">
            <text:p>1.27M</text:p>
          </table:table-cell>
          <table:table-cell table:style-name="ce4" office:value-type="percentage" office:value="0.0395" calcext:value-type="percentage">
            <text:p>3.9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2-01" calcext:value-type="date">
            <text:p>December <text:s/>2012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463" calcext:value-type="float">
            <text:p>1,463</text:p>
          </table:table-cell>
          <table:table-cell table:style-name="ce1" office:value-type="string" calcext:value-type="string">
            <text:p>1.06M</text:p>
          </table:table-cell>
          <table:table-cell table:style-name="ce4" office:value-type="percentage" office:value="0.0438" calcext:value-type="percentage">
            <text:p>4.3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1-01" calcext:value-type="date">
            <text:p>January <text:s/>2013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1592" calcext:value-type="float">
            <text:p>1,592</text:p>
          </table:table-cell>
          <table:table-cell table:style-name="ce1" office:value-type="string" calcext:value-type="string">
            <text:p>999.17K</text:p>
          </table:table-cell>
          <table:table-cell table:style-name="ce4" office:value-type="percentage" office:value="0.0432" calcext:value-type="percentage">
            <text:p>4.3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2-01" calcext:value-type="date">
            <text:p>February <text:s/>2013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1700" calcext:value-type="float">
            <text:p>1,700</text:p>
          </table:table-cell>
          <table:table-cell table:style-name="ce1" office:value-type="string" calcext:value-type="string">
            <text:p>650.36K</text:p>
          </table:table-cell>
          <table:table-cell table:style-name="ce4" office:value-type="percentage" office:value="0.0509" calcext:value-type="percentage">
            <text:p>5.0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3-01" calcext:value-type="date">
            <text:p>March <text:s/>2013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1730" calcext:value-type="float">
            <text:p>1,730</text:p>
          </table:table-cell>
          <table:table-cell table:style-name="ce1" office:value-type="string" calcext:value-type="string">
            <text:p>1.24M</text:p>
          </table:table-cell>
          <table:table-cell table:style-name="ce4" office:value-type="percentage" office:value="0.0518" calcext:value-type="percentage">
            <text:p>5.1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4-01" calcext:value-type="date">
            <text:p>April <text:s/>2013</text:p>
          </table:table-cell>
          <table:table-cell table:style-name="ce3" office:value-type="float" office:value="1821" calcext:value-type="float">
            <text:p>1,821</text:p>
          </table:table-cell>
          <table:table-cell table:number-columns-repeated="2" table:style-name="ce3" office:value-type="float" office:value="1900" calcext:value-type="float">
            <text:p>1,900</text:p>
          </table:table-cell>
          <table:table-cell table:style-name="ce3" office:value-type="float" office:value="1749" calcext:value-type="float">
            <text:p>1,749</text:p>
          </table:table-cell>
          <table:table-cell table:style-name="ce1" office:value-type="string" calcext:value-type="string">
            <text:p>618.36K</text:p>
          </table:table-cell>
          <table:table-cell table:style-name="ce4" office:value-type="percentage" office:value="-0.0246" calcext:value-type="percentage">
            <text:p>-2.4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5-01" calcext:value-type="date">
            <text:p>May <text:s/>2013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1807" calcext:value-type="float">
            <text:p>1,807</text:p>
          </table:table-cell>
          <table:table-cell table:style-name="ce1" office:value-type="string" calcext:value-type="string">
            <text:p>1.13M</text:p>
          </table:table-cell>
          <table:table-cell table:style-name="ce4" office:value-type="percentage" office:value="0.0511" calcext:value-type="percentage">
            <text:p>5.1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6-01" calcext:value-type="date">
            <text:p>June <text:s/>2013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1781" calcext:value-type="float">
            <text:p>1,781</text:p>
          </table:table-cell>
          <table:table-cell table:style-name="ce1" office:value-type="string" calcext:value-type="string">
            <text:p>1.16M</text:p>
          </table:table-cell>
          <table:table-cell table:style-name="ce4" office:value-type="percentage" office:value="-0.0601" calcext:value-type="percentage">
            <text:p>-6.0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7-01" calcext:value-type="date">
            <text:p>July <text:s/>2013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1794" calcext:value-type="float">
            <text:p>1,794</text:p>
          </table:table-cell>
          <table:table-cell table:style-name="ce1" office:value-type="string" calcext:value-type="string">
            <text:p>1.02M</text:p>
          </table:table-cell>
          <table:table-cell table:style-name="ce4" office:value-type="percentage" office:value="0.119" calcext:value-type="percentage">
            <text:p>11.9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8-01" calcext:value-type="date">
            <text:p>August <text:s/>2013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2016" calcext:value-type="float">
            <text:p>2,016</text:p>
          </table:table-cell>
          <table:table-cell table:style-name="ce1" office:value-type="string" calcext:value-type="string">
            <text:p>1.01M</text:p>
          </table:table-cell>
          <table:table-cell table:style-name="ce4" office:value-type="percentage" office:value="0.0472" calcext:value-type="percentage">
            <text:p>4.7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9-01" calcext:value-type="date">
            <text:p>September <text:s/>2013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2050" calcext:value-type="float">
            <text:p>2,050</text:p>
          </table:table-cell>
          <table:table-cell table:style-name="ce1" office:value-type="string" calcext:value-type="string">
            <text:p>731.54K</text:p>
          </table:table-cell>
          <table:table-cell table:style-name="ce4" office:value-type="percentage" office:value="0.0797" calcext:value-type="percentage">
            <text:p>7.9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0-01" calcext:value-type="date">
            <text:p>October <text:s/>2013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2176" calcext:value-type="float">
            <text:p>2,176</text:p>
          </table:table-cell>
          <table:table-cell table:style-name="ce1" office:value-type="string" calcext:value-type="string">
            <text:p>1.08M</text:p>
          </table:table-cell>
          <table:table-cell table:style-name="ce4" office:value-type="percentage" office:value="-0.0018" calcext:value-type="percentage">
            <text:p>-0.1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1-01" calcext:value-type="date">
            <text:p>November <text:s/>2013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2229" calcext:value-type="float">
            <text:p>2,229</text:p>
          </table:table-cell>
          <table:table-cell table:style-name="ce1" office:value-type="string" calcext:value-type="string">
            <text:p>743.93K</text:p>
          </table:table-cell>
          <table:table-cell table:style-name="ce4" office:value-type="percentage" office:value="0.0585" calcext:value-type="percentage">
            <text:p>5.8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2-01" calcext:value-type="date">
            <text:p>December <text:s/>2013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2204" calcext:value-type="float">
            <text:p>2,204</text:p>
          </table:table-cell>
          <table:table-cell table:style-name="ce1" office:value-type="string" calcext:value-type="string">
            <text:p>708.28K</text:p>
          </table:table-cell>
          <table:table-cell table:style-name="ce4" office:value-type="percentage" office:value="-0.0033" calcext:value-type="percentage">
            <text:p>-0.33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1-01" calcext:value-type="date">
            <text:p>January <text:s/>2014</text:p>
          </table:table-cell>
          <table:table-cell table:style-name="ce3" office:value-type="float" office:value="2394" calcext:value-type="float">
            <text:p>2,394</text:p>
          </table:table-cell>
          <table:table-cell table:number-columns-repeated="2" table:style-name="ce3" office:value-type="float" office:value="2500" calcext:value-type="float">
            <text:p>2,500</text:p>
          </table:table-cell>
          <table:table-cell table:style-name="ce3" office:value-type="float" office:value="2347" calcext:value-type="float">
            <text:p>2,347</text:p>
          </table:table-cell>
          <table:table-cell table:style-name="ce1" office:value-type="string" calcext:value-type="string">
            <text:p>951.21K</text:p>
          </table:table-cell>
          <table:table-cell table:style-name="ce4" office:value-type="percentage" office:value="-0.0013" calcext:value-type="percentage">
            <text:p>-0.13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2-01" calcext:value-type="date">
            <text:p>February <text:s/>2014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2450" calcext:value-type="float">
            <text:p>2,450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2349" calcext:value-type="float">
            <text:p>2,349</text:p>
          </table:table-cell>
          <table:table-cell table:style-name="ce1" office:value-type="string" calcext:value-type="string">
            <text:p>1.19M</text:p>
          </table:table-cell>
          <table:table-cell table:style-name="ce4" office:value-type="percentage" office:value="0.0075" calcext:value-type="percentage">
            <text:p>0.7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3-01" calcext:value-type="date">
            <text:p>March <text:s/>2014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2671" calcext:value-type="float">
            <text:p>2,671</text:p>
          </table:table-cell>
          <table:table-cell table:style-name="ce3" office:value-type="float" office:value="2400" calcext:value-type="float">
            <text:p>2,400</text:p>
          </table:table-cell>
          <table:table-cell table:style-name="ce1" office:value-type="string" calcext:value-type="string">
            <text:p>1.91M</text:p>
          </table:table-cell>
          <table:table-cell table:style-name="ce4" office:value-type="percentage" office:value="0.0784" calcext:value-type="percentage">
            <text:p>7.8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4-01" calcext:value-type="date">
            <text:p>April <text:s/>2014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2815" calcext:value-type="float">
            <text:p>2,815</text:p>
          </table:table-cell>
          <table:table-cell table:style-name="ce3" office:value-type="float" office:value="2530" calcext:value-type="float">
            <text:p>2,530</text:p>
          </table:table-cell>
          <table:table-cell table:style-name="ce1" office:value-type="string" calcext:value-type="string">
            <text:p>1.09M</text:p>
          </table:table-cell>
          <table:table-cell table:style-name="ce4" office:value-type="percentage" office:value="-0.0038" calcext:value-type="percentage">
            <text:p>-0.3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5-01" calcext:value-type="date">
            <text:p>May <text:s/>2014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2511" calcext:value-type="float">
            <text:p>2,511</text:p>
          </table:table-cell>
          <table:table-cell table:style-name="ce1" office:value-type="string" calcext:value-type="string">
            <text:p>624.97K</text:p>
          </table:table-cell>
          <table:table-cell table:style-name="ce4" office:value-type="percentage" office:value="-0.0255" calcext:value-type="percentage">
            <text:p>-2.5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6-01" calcext:value-type="date">
            <text:p>June <text:s/>2014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2431" calcext:value-type="float">
            <text:p>2,431</text:p>
          </table:table-cell>
          <table:table-cell table:style-name="ce1" office:value-type="string" calcext:value-type="string">
            <text:p>1.15M</text:p>
          </table:table-cell>
          <table:table-cell table:style-name="ce4" office:value-type="percentage" office:value="0.0051" calcext:value-type="percentage">
            <text:p>0.5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" calcext:value-type="date">
            <text:p>July <text:s/>2014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2580" calcext:value-type="float">
            <text:p>2,580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2398" calcext:value-type="float">
            <text:p>2,398</text:p>
          </table:table-cell>
          <table:table-cell table:style-name="ce1" office:value-type="string" calcext:value-type="string">
            <text:p>1.04M</text:p>
          </table:table-cell>
          <table:table-cell table:style-name="ce4" office:value-type="percentage" office:value="-0.0307" calcext:value-type="percentage">
            <text:p>-3.0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" calcext:value-type="date">
            <text:p>August <text:s/>2014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2479" calcext:value-type="float">
            <text:p>2,479</text:p>
          </table:table-cell>
          <table:table-cell table:style-name="ce3" office:value-type="float" office:value="2648" calcext:value-type="float">
            <text:p>2,648</text:p>
          </table:table-cell>
          <table:table-cell table:style-name="ce3" office:value-type="float" office:value="2325" calcext:value-type="float">
            <text:p>2,325</text:p>
          </table:table-cell>
          <table:table-cell table:style-name="ce1" office:value-type="string" calcext:value-type="string">
            <text:p>551.87K</text:p>
          </table:table-cell>
          <table:table-cell table:style-name="ce4" office:value-type="percentage" office:value="0.0407" calcext:value-type="percentage">
            <text:p>4.0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9-01" calcext:value-type="date">
            <text:p>September <text:s/>2014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2563" calcext:value-type="float">
            <text:p>2,563</text:p>
          </table:table-cell>
          <table:table-cell table:style-name="ce3" office:value-type="float" office:value="2660" calcext:value-type="float">
            <text:p>2,660</text:p>
          </table:table-cell>
          <table:table-cell table:style-name="ce3" office:value-type="float" office:value="2501" calcext:value-type="float">
            <text:p>2,501</text:p>
          </table:table-cell>
          <table:table-cell table:style-name="ce1" office:value-type="string" calcext:value-type="string">
            <text:p>400.79K</text:p>
          </table:table-cell>
          <table:table-cell table:style-name="ce4" office:value-type="percentage" office:value="0.0137" calcext:value-type="percentage">
            <text:p>1.3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0-01" calcext:value-type="date">
            <text:p>October <text:s/>2014</text:p>
          </table:table-cell>
          <table:table-cell table:style-name="ce3" office:value-type="float" office:value="2470" calcext:value-type="float">
            <text:p>2,470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2414" calcext:value-type="float">
            <text:p>2,414</text:p>
          </table:table-cell>
          <table:table-cell table:style-name="ce1" office:value-type="string" calcext:value-type="string">
            <text:p>405.33K</text:p>
          </table:table-cell>
          <table:table-cell table:style-name="ce4" office:value-type="percentage" office:value="-0.0482" calcext:value-type="percentage">
            <text:p>-4.8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1-01" calcext:value-type="date">
            <text:p>November <text:s/>2014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2288" calcext:value-type="float">
            <text:p>2,288</text:p>
          </table:table-cell>
          <table:table-cell table:style-name="ce1" office:value-type="string" calcext:value-type="string">
            <text:p>601.10K</text:p>
          </table:table-cell>
          <table:table-cell table:style-name="ce4" office:value-type="percentage" office:value="-0.0543" calcext:value-type="percentage">
            <text:p>-5.43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2-01" calcext:value-type="date">
            <text:p>December <text:s/>2014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1899" calcext:value-type="float">
            <text:p>1,899</text:p>
          </table:table-cell>
          <table:table-cell table:style-name="ce1" office:value-type="string" calcext:value-type="string">
            <text:p>1.28M</text:p>
          </table:table-cell>
          <table:table-cell table:style-name="ce4" office:value-type="percentage" office:value="-0.1708" calcext:value-type="percentage">
            <text:p>-17.0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1-01" calcext:value-type="date">
            <text:p>January <text:s/>2015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1750" calcext:value-type="float">
            <text:p>1,750</text:p>
          </table:table-cell>
          <table:table-cell table:style-name="ce1" office:value-type="string" calcext:value-type="string">
            <text:p>553.18K</text:p>
          </table:table-cell>
          <table:table-cell table:style-name="ce4" office:value-type="percentage" office:value="0.0279" calcext:value-type="percentage">
            <text:p>2.7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2-01" calcext:value-type="date">
            <text:p>February <text:s/>2015</text:p>
          </table:table-cell>
          <table:table-cell table:style-name="ce3" office:value-type="float" office:value="2211" calcext:value-type="float">
            <text:p>2,211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1836" calcext:value-type="float">
            <text:p>1,836</text:p>
          </table:table-cell>
          <table:table-cell table:style-name="ce1" office:value-type="string" calcext:value-type="string">
            <text:p>429.83K</text:p>
          </table:table-cell>
          <table:table-cell table:style-name="ce4" office:value-type="percentage" office:value="0.1105" calcext:value-type="percentage">
            <text:p>11.0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3-01" calcext:value-type="date">
            <text:p>March <text:s/>2015</text:p>
          </table:table-cell>
          <table:table-cell table:style-name="ce3" office:value-type="float" office:value="2048" calcext:value-type="float">
            <text:p>2,048</text:p>
          </table:table-cell>
          <table:table-cell table:number-columns-repeated="2" table:style-name="ce3" office:value-type="float" office:value="2318" calcext:value-type="float">
            <text:p>2,318</text:p>
          </table:table-cell>
          <table:table-cell table:style-name="ce3" office:value-type="float" office:value="1932" calcext:value-type="float">
            <text:p>1,932</text:p>
          </table:table-cell>
          <table:table-cell table:style-name="ce1" office:value-type="string" calcext:value-type="string">
            <text:p>659.91K</text:p>
          </table:table-cell>
          <table:table-cell table:style-name="ce4" office:value-type="percentage" office:value="-0.0737" calcext:value-type="percentage">
            <text:p>-7.3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4-01" calcext:value-type="date">
            <text:p>April <text:s/>2015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2022" calcext:value-type="float">
            <text:p>2,022</text:p>
          </table:table-cell>
          <table:table-cell table:style-name="ce1" office:value-type="string" calcext:value-type="string">
            <text:p>471.98K</text:p>
          </table:table-cell>
          <table:table-cell table:style-name="ce4" office:value-type="percentage" office:value="0.0708" calcext:value-type="percentage">
            <text:p>7.0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5-01" calcext:value-type="date">
            <text:p>May <text:s/>2015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2102" calcext:value-type="float">
            <text:p>2,102</text:p>
          </table:table-cell>
          <table:table-cell table:style-name="ce1" office:value-type="string" calcext:value-type="string">
            <text:p>687.37K</text:p>
          </table:table-cell>
          <table:table-cell table:style-name="ce4" office:value-type="percentage" office:value="0.1874" calcext:value-type="percentage">
            <text:p>18.7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6-01" calcext:value-type="date">
            <text:p>June <text:s/>2015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2321" calcext:value-type="float">
            <text:p>2,321</text:p>
          </table:table-cell>
          <table:table-cell table:style-name="ce1" office:value-type="string" calcext:value-type="string">
            <text:p>1.97M</text:p>
          </table:table-cell>
          <table:table-cell table:style-name="ce4" office:value-type="percentage" office:value="-0.0584" calcext:value-type="percentage">
            <text:p>-5.8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7-01" calcext:value-type="date">
            <text:p>July <text:s/>2015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2355" calcext:value-type="float">
            <text:p>2,355</text:p>
          </table:table-cell>
          <table:table-cell table:style-name="ce1" office:value-type="string" calcext:value-type="string">
            <text:p>838.36K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8-01" calcext:value-type="date">
            <text:p>August <text:s/>2015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2610" calcext:value-type="float">
            <text:p>2,610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2225" calcext:value-type="float">
            <text:p>2,225</text:p>
          </table:table-cell>
          <table:table-cell table:style-name="ce1" office:value-type="string" calcext:value-type="string">
            <text:p>698.39K</text:p>
          </table:table-cell>
          <table:table-cell table:style-name="ce4" office:value-type="percentage" office:value="-0.1176" calcext:value-type="percentage">
            <text:p>-11.7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9-01" calcext:value-type="date">
            <text:p>September <text:s/>2015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2017" calcext:value-type="float">
            <text:p>2,017</text:p>
          </table:table-cell>
          <table:table-cell table:style-name="ce1" office:value-type="string" calcext:value-type="string">
            <text:p>847.95K</text:p>
          </table:table-cell>
          <table:table-cell table:style-name="ce4" office:value-type="percentage" office:value="-0.0796" calcext:value-type="percentage">
            <text:p>-7.9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10-01" calcext:value-type="date">
            <text:p>October <text:s/>2015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2057" calcext:value-type="float">
            <text:p>2,057</text:p>
          </table:table-cell>
          <table:table-cell table:style-name="ce1" office:value-type="string" calcext:value-type="string">
            <text:p>639.06K</text:p>
          </table:table-cell>
          <table:table-cell table:style-name="ce4" office:value-type="percentage" office:value="0.0439" calcext:value-type="percentage">
            <text:p>4.3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11-01" calcext:value-type="date">
            <text:p>November <text:s/>2015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2026" calcext:value-type="float">
            <text:p>2,026</text:p>
          </table:table-cell>
          <table:table-cell table:style-name="ce1" office:value-type="string" calcext:value-type="string">
            <text:p>992.44K</text:p>
          </table:table-cell>
          <table:table-cell table:style-name="ce4" office:value-type="percentage" office:value="-0.0472" calcext:value-type="percentage">
            <text:p>-4.7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12-01" calcext:value-type="date">
            <text:p>December <text:s/>2015</text:p>
          </table:table-cell>
          <table:table-cell table:style-name="ce3" office:value-type="float" office:value="1913" calcext:value-type="float">
            <text:p>1,913</text:p>
          </table:table-cell>
          <table:table-cell table:number-columns-repeated="2" table:style-name="ce3" office:value-type="float" office:value="2100" calcext:value-type="float">
            <text:p>2,100</text:p>
          </table:table-cell>
          <table:table-cell table:style-name="ce3" office:value-type="float" office:value="1856" calcext:value-type="float">
            <text:p>1,856</text:p>
          </table:table-cell>
          <table:table-cell table:style-name="ce1" office:value-type="string" calcext:value-type="string">
            <text:p>2.14M</text:p>
          </table:table-cell>
          <table:table-cell table:style-name="ce4" office:value-type="percentage" office:value="-0.0714" calcext:value-type="percentage">
            <text:p>-7.1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1-01" calcext:value-type="date">
            <text:p>January <text:s/>2016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1640" calcext:value-type="float">
            <text:p>1,640</text:p>
          </table:table-cell>
          <table:table-cell table:style-name="ce1" office:value-type="string" calcext:value-type="string">
            <text:p>2.06M</text:p>
          </table:table-cell>
          <table:table-cell table:style-name="ce4" office:value-type="percentage" office:value="-0.0669" calcext:value-type="percentage">
            <text:p>-6.6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2-01" calcext:value-type="date">
            <text:p>February <text:s/>2016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1535" calcext:value-type="float">
            <text:p>1,535</text:p>
          </table:table-cell>
          <table:table-cell table:style-name="ce1" office:value-type="string" calcext:value-type="string">
            <text:p>1.11M</text:p>
          </table:table-cell>
          <table:table-cell table:style-name="ce4" office:value-type="percentage" office:value="0.0437" calcext:value-type="percentage">
            <text:p>4.3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3-01" calcext:value-type="date">
            <text:p>March <text:s/>2016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1740" calcext:value-type="float">
            <text:p>1,740</text:p>
          </table:table-cell>
          <table:table-cell table:style-name="ce1" office:value-type="string" calcext:value-type="string">
            <text:p>622.74K</text:p>
          </table:table-cell>
          <table:table-cell table:style-name="ce4" office:value-type="percentage" office:value="0.0247" calcext:value-type="percentage">
            <text:p>2.4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4-01" calcext:value-type="date">
            <text:p>April <text:s/>2016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1847" calcext:value-type="float">
            <text:p>1,847</text:p>
          </table:table-cell>
          <table:table-cell table:style-name="ce1" office:value-type="string" calcext:value-type="string">
            <text:p>251.09K</text:p>
          </table:table-cell>
          <table:table-cell table:style-name="ce4" office:value-type="percentage" office:value="0.0021" calcext:value-type="percentage">
            <text:p>0.2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5-01" calcext:value-type="date">
            <text:p>May <text:s/>2016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1749" calcext:value-type="float">
            <text:p>1,749</text:p>
          </table:table-cell>
          <table:table-cell table:style-name="ce1" office:value-type="string" calcext:value-type="string">
            <text:p>407.00K</text:p>
          </table:table-cell>
          <table:table-cell table:style-name="ce4" office:value-type="percentage" office:value="-0.0021" calcext:value-type="percentage">
            <text:p>-0.2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6-01" calcext:value-type="date">
            <text:p>June <text:s/>2016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1689" calcext:value-type="float">
            <text:p>1,689</text:p>
          </table:table-cell>
          <table:table-cell table:style-name="ce1" office:value-type="string" calcext:value-type="string">
            <text:p>812.33K</text:p>
          </table:table-cell>
          <table:table-cell table:style-name="ce4" office:value-type="percentage" office:value="-0.0094" calcext:value-type="percentage">
            <text:p>-0.9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7-01" calcext:value-type="date">
            <text:p>July <text:s/>2016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2390" calcext:value-type="float">
            <text:p>2,390</text:p>
          </table:table-cell>
          <table:table-cell table:style-name="ce3" office:value-type="float" office:value="1892" calcext:value-type="float">
            <text:p>1,892</text:p>
          </table:table-cell>
          <table:table-cell table:style-name="ce1" office:value-type="string" calcext:value-type="string">
            <text:p>676.64K</text:p>
          </table:table-cell>
          <table:table-cell table:style-name="ce4" office:value-type="percentage" office:value="0.2448" calcext:value-type="percentage">
            <text:p>24.4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8-01" calcext:value-type="date">
            <text:p>August <text:s/>2016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2150" calcext:value-type="float">
            <text:p>2,150</text:p>
          </table:table-cell>
          <table:table-cell table:style-name="ce1" office:value-type="string" calcext:value-type="string">
            <text:p>646.58K</text:p>
          </table:table-cell>
          <table:table-cell table:style-name="ce4" office:value-type="percentage" office:value="-0.037" calcext:value-type="percentage">
            <text:p>-3.7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9-01" calcext:value-type="date">
            <text:p>September <text:s/>2016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2015" calcext:value-type="float">
            <text:p>2,015</text:p>
          </table:table-cell>
          <table:table-cell table:style-name="ce1" office:value-type="string" calcext:value-type="string">
            <text:p>649.55K</text:p>
          </table:table-cell>
          <table:table-cell table:style-name="ce4" office:value-type="percentage" office:value="-0.0675" calcext:value-type="percentage">
            <text:p>-6.7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10-01" calcext:value-type="date">
            <text:p>October <text:s/>2016</text:p>
          </table:table-cell>
          <table:table-cell table:style-name="ce3" office:value-type="float" office:value="2083" calcext:value-type="float">
            <text:p>2,083</text:p>
          </table:table-cell>
          <table:table-cell table:number-columns-repeated="2" table:style-name="ce3" office:value-type="float" office:value="2280" calcext:value-type="float">
            <text:p>2,280</text:p>
          </table:table-cell>
          <table:table-cell table:style-name="ce3" office:value-type="float" office:value="2067" calcext:value-type="float">
            <text:p>2,067</text:p>
          </table:table-cell>
          <table:table-cell table:style-name="ce1" office:value-type="string" calcext:value-type="string">
            <text:p>227.33K</text:p>
          </table:table-cell>
          <table:table-cell table:style-name="ce4" office:value-type="percentage" office:value="-0.0147" calcext:value-type="percentage">
            <text:p>-1.4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11-01" calcext:value-type="date">
            <text:p>November <text:s/>2016</text:p>
          </table:table-cell>
          <table:table-cell table:style-name="ce3" office:value-type="float" office:value="2209" calcext:value-type="float">
            <text:p>2,209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2000" calcext:value-type="float">
            <text:p>2,000</text:p>
          </table:table-cell>
          <table:table-cell table:style-name="ce1" office:value-type="string" calcext:value-type="string">
            <text:p>509.41K</text:p>
          </table:table-cell>
          <table:table-cell table:style-name="ce4" office:value-type="percentage" office:value="0.0605" calcext:value-type="percentage">
            <text:p>6.0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12-01" calcext:value-type="date">
            <text:p>December <text:s/>2016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2190" calcext:value-type="float">
            <text:p>2,190</text:p>
          </table:table-cell>
          <table:table-cell table:style-name="ce1" office:value-type="string" calcext:value-type="string">
            <text:p>649.89K</text:p>
          </table:table-cell>
          <table:table-cell table:style-name="ce4" office:value-type="percentage" office:value="0.1245" calcext:value-type="percentage">
            <text:p>12.4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1-01" calcext:value-type="date">
            <text:p>January <text:s/>2017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2335" calcext:value-type="float">
            <text:p>2,335</text:p>
          </table:table-cell>
          <table:table-cell table:style-name="ce1" office:value-type="string" calcext:value-type="string">
            <text:p>1.49M</text:p>
          </table:table-cell>
          <table:table-cell table:style-name="ce4" office:value-type="percentage" office:value="0.0105" calcext:value-type="percentage">
            <text:p>1.0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2-01" calcext:value-type="date">
            <text:p>February <text:s/>2017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2452" calcext:value-type="float">
            <text:p>2,452</text:p>
          </table:table-cell>
          <table:table-cell table:style-name="ce1" office:value-type="string" calcext:value-type="string">
            <text:p>2.90M</text:p>
          </table:table-cell>
          <table:table-cell table:style-name="ce4" office:value-type="percentage" office:value="0.0299" calcext:value-type="percentage">
            <text:p>2.9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3-01" calcext:value-type="date">
            <text:p>March <text:s/>2017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2766" calcext:value-type="float">
            <text:p>2,766</text:p>
          </table:table-cell>
          <table:table-cell table:style-name="ce3" office:value-type="float" office:value="2485" calcext:value-type="float">
            <text:p>2,485</text:p>
          </table:table-cell>
          <table:table-cell table:style-name="ce1" office:value-type="string" calcext:value-type="string">
            <text:p>1.28M</text:p>
          </table:table-cell>
          <table:table-cell table:style-name="ce4" office:value-type="percentage" office:value="-0.0132" calcext:value-type="percentage">
            <text:p>-1.32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4-01" calcext:value-type="date">
            <text:p>April <text:s/>2017</text:p>
          </table:table-cell>
          <table:table-cell table:style-name="ce3" office:value-type="float" office:value="2934" calcext:value-type="float">
            <text:p>2,934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2985" calcext:value-type="float">
            <text:p>2,985</text:p>
          </table:table-cell>
          <table:table-cell table:style-name="ce3" office:value-type="float" office:value="2542" calcext:value-type="float">
            <text:p>2,542</text:p>
          </table:table-cell>
          <table:table-cell table:style-name="ce1" office:value-type="string" calcext:value-type="string">
            <text:p>1.06M</text:p>
          </table:table-cell>
          <table:table-cell table:style-name="ce4" office:value-type="percentage" office:value="0.1501" calcext:value-type="percentage">
            <text:p>15.0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5-01" calcext:value-type="date">
            <text:p>May <text:s/>2017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2810" calcext:value-type="float">
            <text:p>2,810</text:p>
          </table:table-cell>
          <table:table-cell table:style-name="ce1" office:value-type="string" calcext:value-type="string">
            <text:p>1.13M</text:p>
          </table:table-cell>
          <table:table-cell table:style-name="ce4" office:value-type="percentage" office:value="0.0225" calcext:value-type="percentage">
            <text:p>2.25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6-01" calcext:value-type="date">
            <text:p>June <text:s/>2017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2584" calcext:value-type="float">
            <text:p>2,584</text:p>
          </table:table-cell>
          <table:table-cell table:style-name="ce1" office:value-type="string" calcext:value-type="string">
            <text:p>1.43M</text:p>
          </table:table-cell>
          <table:table-cell table:style-name="ce4" office:value-type="percentage" office:value="-0.077" calcext:value-type="percentage">
            <text:p>-7.7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7-01" calcext:value-type="date">
            <text:p>July <text:s/>2017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2777" calcext:value-type="float">
            <text:p>2,777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2336" calcext:value-type="float">
            <text:p>2,336</text:p>
          </table:table-cell>
          <table:table-cell table:style-name="ce1" office:value-type="string" calcext:value-type="string">
            <text:p>1.33M</text:p>
          </table:table-cell>
          <table:table-cell table:style-name="ce4" office:value-type="percentage" office:value="-0.1257" calcext:value-type="percentage">
            <text:p>-12.5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8-01" calcext:value-type="date">
            <text:p>August <text:s/>2017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2423" calcext:value-type="float">
            <text:p>2,423</text:p>
          </table:table-cell>
          <table:table-cell table:style-name="ce3" office:value-type="float" office:value="2580" calcext:value-type="float">
            <text:p>2,580</text:p>
          </table:table-cell>
          <table:table-cell table:style-name="ce3" office:value-type="float" office:value="2281" calcext:value-type="float">
            <text:p>2,281</text:p>
          </table:table-cell>
          <table:table-cell table:style-name="ce1" office:value-type="string" calcext:value-type="string">
            <text:p>1.80M</text:p>
          </table:table-cell>
          <table:table-cell table:style-name="ce4" office:value-type="percentage" office:value="-0.0004" calcext:value-type="percentage">
            <text:p>-0.04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9-01" calcext:value-type="date">
            <text:p>September <text:s/>2017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2038" calcext:value-type="float">
            <text:p>2,038</text:p>
          </table:table-cell>
          <table:table-cell table:style-name="ce1" office:value-type="string" calcext:value-type="string">
            <text:p>526.31K</text:p>
          </table:table-cell>
          <table:table-cell table:style-name="ce4" office:value-type="percentage" office:value="-0.138" calcext:value-type="percentage">
            <text:p>-13.8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10-01" calcext:value-type="date">
            <text:p>October <text:s/>2017</text:p>
          </table:table-cell>
          <table:table-cell table:style-name="ce3" office:value-type="float" office:value="2047" calcext:value-type="float">
            <text:p>2,047</text:p>
          </table:table-cell>
          <table:table-cell table:number-columns-repeated="2" table:style-name="ce3" office:value-type="float" office:value="2149" calcext:value-type="float">
            <text:p>2,149</text:p>
          </table:table-cell>
          <table:table-cell table:style-name="ce3" office:value-type="float" office:value="1881" calcext:value-type="float">
            <text:p>1,881</text:p>
          </table:table-cell>
          <table:table-cell table:style-name="ce1" office:value-type="string" calcext:value-type="string">
            <text:p>1.12M</text:p>
          </table:table-cell>
          <table:table-cell table:style-name="ce4" office:value-type="percentage" office:value="-0.0187" calcext:value-type="percentage">
            <text:p>-1.8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11-01" calcext:value-type="date">
            <text:p>November <text:s/>2017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1904" calcext:value-type="float">
            <text:p>1,904</text:p>
          </table:table-cell>
          <table:table-cell table:style-name="ce1" office:value-type="string" calcext:value-type="string">
            <text:p>997.85K</text:p>
          </table:table-cell>
          <table:table-cell table:style-name="ce4" office:value-type="percentage" office:value="0.0479" calcext:value-type="percentage">
            <text:p>4.7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12-01" calcext:value-type="date">
            <text:p>December <text:s/>2017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2020" calcext:value-type="float">
            <text:p>2,020</text:p>
          </table:table-cell>
          <table:table-cell table:style-name="ce1" office:value-type="string" calcext:value-type="string">
            <text:p>1.33M</text:p>
          </table:table-cell>
          <table:table-cell table:style-name="ce4" office:value-type="percentage" office:value="0.1483" calcext:value-type="percentage">
            <text:p>14.83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1-01" calcext:value-type="date">
            <text:p>January <text:s/>2018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2470" calcext:value-type="float">
            <text:p>2,470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2180" calcext:value-type="float">
            <text:p>2,180</text:p>
          </table:table-cell>
          <table:table-cell table:style-name="ce1" office:value-type="string" calcext:value-type="string">
            <text:p>1.25M</text:p>
          </table:table-cell>
          <table:table-cell table:style-name="ce4" office:value-type="percentage" office:value="-0.0666" calcext:value-type="percentage">
            <text:p>-6.6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2-01" calcext:value-type="date">
            <text:p>February <text:s/>2018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1961" calcext:value-type="float">
            <text:p>1,961</text:p>
          </table:table-cell>
          <table:table-cell table:style-name="ce1" office:value-type="string" calcext:value-type="string">
            <text:p>885.52K</text:p>
          </table:table-cell>
          <table:table-cell table:style-name="ce4" office:value-type="percentage" office:value="0.007" calcext:value-type="percentage">
            <text:p>0.7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3-01" calcext:value-type="date">
            <text:p>March <text:s/>2018</text:p>
          </table:table-cell>
          <table:table-cell table:style-name="ce3" office:value-type="float" office:value="2275" calcext:value-type="float">
            <text:p>2,275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2175" calcext:value-type="float">
            <text:p>2,175</text:p>
          </table:table-cell>
          <table:table-cell table:style-name="ce1" office:value-type="string" calcext:value-type="string">
            <text:p>498.42K</text:p>
          </table:table-cell>
          <table:table-cell table:style-name="ce4" office:value-type="percentage" office:value="-0.0173" calcext:value-type="percentage">
            <text:p>-1.73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4-01" calcext:value-type="date">
            <text:p>April <text:s/>2018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2181" calcext:value-type="float">
            <text:p>2,181</text:p>
          </table:table-cell>
          <table:table-cell table:style-name="ce1" office:value-type="string" calcext:value-type="string">
            <text:p>384.42K</text:p>
          </table:table-cell>
          <table:table-cell table:style-name="ce4" office:value-type="percentage" office:value="-0.004" calcext:value-type="percentage">
            <text:p>-0.40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5-01" calcext:value-type="date">
            <text:p>May <text:s/>2018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2101" calcext:value-type="float">
            <text:p>2,101</text:p>
          </table:table-cell>
          <table:table-cell table:style-name="ce1" office:value-type="string" calcext:value-type="string">
            <text:p>544.93K</text:p>
          </table:table-cell>
          <table:table-cell table:style-name="ce4" office:value-type="percentage" office:value="0.0146" calcext:value-type="percentage">
            <text:p>1.46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6-01" calcext:value-type="date">
            <text:p>June <text:s/>2018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2096" calcext:value-type="float">
            <text:p>2,096</text:p>
          </table:table-cell>
          <table:table-cell table:style-name="ce1" office:value-type="string" calcext:value-type="string">
            <text:p>1.39M</text:p>
          </table:table-cell>
          <table:table-cell table:style-name="ce4" office:value-type="percentage" office:value="-0.0679" calcext:value-type="percentage">
            <text:p>-6.7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7-01" calcext:value-type="date">
            <text:p>July <text:s/>2018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1999" calcext:value-type="float">
            <text:p>1,999</text:p>
          </table:table-cell>
          <table:table-cell table:style-name="ce1" office:value-type="string" calcext:value-type="string">
            <text:p>1.06M</text:p>
          </table:table-cell>
          <table:table-cell table:style-name="ce4" office:value-type="percentage" office:value="-0.0201" calcext:value-type="percentage">
            <text:p>-2.01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8-01" calcext:value-type="date">
            <text:p>August <text:s/>2018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2048" calcext:value-type="float">
            <text:p>2,048</text:p>
          </table:table-cell>
          <table:table-cell table:style-name="ce1" office:value-type="string" calcext:value-type="string">
            <text:p>931.74K</text:p>
          </table:table-cell>
          <table:table-cell table:style-name="ce4" office:value-type="percentage" office:value="0.0857" calcext:value-type="percentage">
            <text:p>8.57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9-01" calcext:value-type="date">
            <text:p>September <text:s/>2018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2252" calcext:value-type="float">
            <text:p>2,252</text:p>
          </table:table-cell>
          <table:table-cell table:style-name="ce1" office:value-type="string" calcext:value-type="string">
            <text:p>656.84K</text:p>
          </table:table-cell>
          <table:table-cell table:style-name="ce4" office:value-type="percentage" office:value="0.0939" calcext:value-type="percentage">
            <text:p>9.39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10-01" calcext:value-type="date">
            <text:p>October <text:s/>2018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2261" calcext:value-type="float">
            <text:p>2,261</text:p>
          </table:table-cell>
          <table:table-cell table:style-name="ce1" office:value-type="string" calcext:value-type="string">
            <text:p>1.05M</text:p>
          </table:table-cell>
          <table:table-cell table:style-name="ce4" office:value-type="percentage" office:value="-0.0638" calcext:value-type="percentage">
            <text:p>-6.3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11-01" calcext:value-type="date">
            <text:p>November <text:s/>2018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2335" calcext:value-type="float">
            <text:p>2,335</text:p>
          </table:table-cell>
          <table:table-cell table:style-name="ce1" office:value-type="string" calcext:value-type="string">
            <text:p>703.63K</text:p>
          </table:table-cell>
          <table:table-cell table:style-name="ce4" office:value-type="percentage" office:value="0.0968" calcext:value-type="percentage">
            <text:p>9.68%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12-01" calcext:value-type="date">
            <text:p>December <text:s/>2018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2150" calcext:value-type="float">
            <text:p>2,150</text:p>
          </table:table-cell>
          <table:table-cell table:style-name="ce1" office:value-type="string" calcext:value-type="string">
            <text:p>774.78K</text:p>
          </table:table-cell>
          <table:table-cell table:style-name="ce4" office:value-type="percentage" office:value="-0.0707" calcext:value-type="percentage">
            <text:p>-7.07%</text:p>
          </table:table-cell>
          <table:table-cell table:number-columns-repeated="1017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FTA_5f_PROCESSED" style:display-name="PageStyle_NFTA_PROCESS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9" meta:object-count="0"/>
    <meta:generator>LibreOfficeDev/6.0.5.2$Linux_X86_64 LibreOffice_project/</meta:generator>
  </office:meta>
</office:document-meta>
</file>